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000000004EC000000718892AD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139cm" table:align="margins"/>
    </style:style>
    <style:style style:name="Tableau9.A" style:family="table-column">
      <style:table-column-properties style:column-width="14.139cm" style:rel-column-width="65535*"/>
    </style:style>
    <style:style style:name="Tableau9.A1" style:family="table-cell">
      <style:table-cell-properties fo:padding="0cm" fo:border="none"/>
    </style:style>
    <style:style style:name="Tableau11" style:family="table">
      <style:table-properties style:width="14.076cm" table:align="margins"/>
    </style:style>
    <style:style style:name="Tableau11.A" style:family="table-column">
      <style:table-column-properties style:column-width="14.076cm" style:rel-column-width="65535*"/>
    </style:style>
    <style:style style:name="Tableau11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4.109cm" table:align="margins"/>
    </style:style>
    <style:style style:name="Tableau1.A" style:family="table-column">
      <style:table-column-properties style:column-width="14.109cm" style:rel-column-width="65535*"/>
    </style:style>
    <style:style style:name="Tableau1.A1" style:family="table-cell">
      <style:table-cell-properties fo:padding="0.097cm" fo:border="none"/>
    </style:style>
    <style:style style:name="Tableau13" style:family="table">
      <style:table-properties style:width="14.109cm" table:align="margins" table:border-model="separating"/>
    </style:style>
    <style:style style:name="Tableau13.A" style:family="table-column">
      <style:table-column-properties style:column-width="9.419cm" style:rel-column-width="43747*"/>
    </style:style>
    <style:style style:name="Tableau13.B" style:family="table-column">
      <style:table-column-properties style:column-width="4.69cm" style:rel-column-width="21788*"/>
    </style:style>
    <style:style style:name="Tableau13.A1" style:family="table-cell">
      <style:table-cell-properties fo:padding="0.025cm" fo:border="none"/>
    </style:style>
    <style:style style:name="Tableau13.A6" style:family="table-cell">
      <style:table-cell-properties fo:padding="0.025cm" fo:border-left="none" fo:border-right="none" fo:border-top="none" fo:border-bottom="0.05pt solid #000000"/>
    </style:style>
    <style:style style:name="Tableau6" style:family="table">
      <style:table-properties style:width="14.109cm" table:align="margins"/>
    </style:style>
    <style:style style:name="Tableau6.A" style:family="table-column">
      <style:table-column-properties style:column-width="14.109cm" style:rel-column-width="65535*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3.951cm" fo:break-before="column" table:align="left" style:may-break-between-rows="false"/>
    </style:style>
    <style:style style:name="Tableau2.A" style:family="table-column">
      <style:table-column-properties style:column-width="3.251cm"/>
    </style:style>
    <style:style style:name="Tableau2.B" style:family="table-column">
      <style:table-column-properties style:column-width="10.7cm"/>
    </style:style>
    <style:style style:name="Tableau2.1" style:family="table-row">
      <style:table-row-properties style:min-row-height="2.205cm"/>
    </style:style>
    <style:style style:name="Tableau2.A1" style:family="table-cell">
      <style:table-cell-properties style:vertical-align="middle" fo:background-color="#aec900" fo:padding="0cm" fo:border="none">
        <style:background-image/>
      </style:table-cell-properties>
    </style:style>
    <style:style style:name="Tableau14" style:family="table">
      <style:table-properties style:width="14.109cm" fo:break-before="auto" fo:break-after="auto" table:align="margins" style:may-break-between-rows="false"/>
    </style:style>
    <style:style style:name="Tableau14.A" style:family="table-column">
      <style:table-column-properties style:column-width="3.247cm" style:rel-column-width="15086*"/>
    </style:style>
    <style:style style:name="Tableau14.B" style:family="table-column">
      <style:table-column-properties style:column-width="10.862cm" style:rel-column-width="50449*"/>
    </style:style>
    <style:style style:name="Tableau14.1" style:family="table-row">
      <style:table-row-properties style:min-row-height="0.499cm"/>
    </style:style>
    <style:style style:name="Tableau14.A1" style:family="table-cell">
      <style:table-cell-properties fo:background-color="#aec900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A2" style:family="table-cell">
      <style:table-cell-properties fo:background-color="#f39400" fo:padding="0cm" fo:border="none">
        <style:background-image/>
      </style:table-cell-properties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Tableau12" style:family="table">
      <style:table-properties style:width="14.132cm" fo:margin-left="-0.023cm" table:align="left"/>
    </style:style>
    <style:style style:name="Tableau12.A" style:family="table-column">
      <style:table-column-properties style:column-width="6.8cm"/>
    </style:style>
    <style:style style:name="Tableau12.B" style:family="table-column">
      <style:table-column-properties style:column-width="0.291cm"/>
    </style:style>
    <style:style style:name="Tableau12.C" style:family="table-column">
      <style:table-column-properties style:column-width="7.041cm"/>
    </style:style>
    <style:style style:name="Tableau12.A1" style:family="table-cell">
      <style:table-cell-properties fo:padding="0.097cm" fo:border="none"/>
    </style:style>
    <style:style style:name="Tableau5" style:family="table">
      <style:table-properties style:width="14.12cm" fo:margin-left="0cm" table:align="left"/>
    </style:style>
    <style:style style:name="Tableau5.A" style:family="table-column">
      <style:table-column-properties style:column-width="1.9cm"/>
    </style:style>
    <style:style style:name="Tableau5.B" style:family="table-column">
      <style:table-column-properties style:column-width="5.412cm"/>
    </style:style>
    <style:style style:name="Tableau5.C" style:family="table-column">
      <style:table-column-properties style:column-width="6.809cm"/>
    </style:style>
    <style:style style:name="Tableau5.A1" style:family="table-cell">
      <style:table-cell-properties fo:padding="0.097cm" fo:border="none"/>
    </style:style>
    <style:style style:name="Tableau4" style:family="table">
      <style:table-properties style:width="7.054cm" style:rel-width="100%" table:align="left"/>
    </style:style>
    <style:style style:name="Tableau4.A" style:family="table-column">
      <style:table-column-properties style:column-width="1.058cm" style:rel-column-width="536*"/>
    </style:style>
    <style:style style:name="Tableau4.B" style:family="table-column">
      <style:table-column-properties style:column-width="5.995cm" style:rel-column-width="3035*"/>
    </style:style>
    <style:style style:name="Tableau4.A1" style:family="table-cell">
      <style:table-cell-properties fo:padding="0.097cm" fo:border="none"/>
    </style:style>
    <style:style style:name="Tableau7" style:family="table">
      <style:table-properties style:width="14.109cm" fo:break-before="column" table:align="margins" style:may-break-between-rows="false"/>
    </style:style>
    <style:style style:name="Tableau7.A" style:family="table-column">
      <style:table-column-properties style:column-width="3.247cm" style:rel-column-width="15086*"/>
    </style:style>
    <style:style style:name="Tableau7.B" style:family="table-column">
      <style:table-column-properties style:column-width="10.862cm" style:rel-column-width="50449*"/>
    </style:style>
    <style:style style:name="Tableau7.A1" style:family="table-cell">
      <style:table-cell-properties style:vertical-align="middle" fo:background-color="#aec900" fo:padding="0.097cm" fo:border="none">
        <style:background-image/>
      </style:table-cell-properties>
    </style:style>
    <style:style style:name="Tableau8" style:family="table">
      <style:table-properties style:width="14.109cm" fo:break-before="auto" fo:break-after="auto" table:align="margins" style:may-break-between-rows="false"/>
    </style:style>
    <style:style style:name="Tableau8.A" style:family="table-column">
      <style:table-column-properties style:column-width="14.109cm" style:rel-column-width="65535*"/>
    </style:style>
    <style:style style:name="Tableau8.A1" style:family="table-cell">
      <style:table-cell-properties fo:padding="0.097cm" fo:border="none"/>
    </style:style>
    <style:style style:name="Tableau10" style:family="table">
      <style:table-properties style:width="13.915cm" style:rel-width="100%" table:align="left"/>
    </style:style>
    <style:style style:name="Tableau10.A" style:family="table-column">
      <style:table-column-properties style:column-width="0.974cm" style:rel-column-width="492*"/>
    </style:style>
    <style:style style:name="Tableau10.B" style:family="table-column">
      <style:table-column-properties style:column-width="12.942cm" style:rel-column-width="6539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343572" style:font-weight-asian="bold" style:font-weight-complex="bold"/>
    </style:style>
    <style:style style:name="P6" style:family="paragraph" style:parent-style-name="Standard">
      <style:text-properties fo:font-weight="bold" officeooo:paragraph-rsid="003bbc55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8db0ff"/>
    </style:style>
    <style:style style:name="P9" style:family="paragraph" style:parent-style-name="Standard">
      <style:paragraph-properties fo:text-align="center" style:justify-single-word="false"/>
      <style:text-properties officeooo:paragraph-rsid="002e2e65"/>
    </style:style>
    <style:style style:name="P10" style:family="paragraph" style:parent-style-name="Standard">
      <style:paragraph-properties fo:text-align="center" style:justify-single-word="false"/>
      <style:text-properties officeooo:paragraph-rsid="0093e072"/>
    </style:style>
    <style:style style:name="P11" style:family="paragraph" style:parent-style-name="Standard">
      <style:paragraph-properties fo:text-align="center" style:justify-single-word="false"/>
      <style:text-properties officeooo:paragraph-rsid="0094a015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3bbc55"/>
    </style:style>
    <style:style style:name="P14" style:family="paragraph" style:parent-style-name="Standard">
      <style:paragraph-properties fo:text-align="justify" style:justify-single-word="false"/>
      <style:text-properties officeooo:paragraph-rsid="003e5be9"/>
    </style:style>
    <style:style style:name="P15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6" style:family="paragraph" style:parent-style-name="Standard">
      <style:text-properties fo:font-size="2pt" style:font-size-asian="2pt" style:font-size-complex="2pt"/>
    </style:style>
    <style:style style:name="P17" style:family="paragraph" style:parent-style-name="Standard">
      <style:text-properties fo:font-size="5pt" style:font-size-asian="5pt" style:font-size-complex="5pt"/>
    </style:style>
    <style:style style:name="P18" style:family="paragraph" style:parent-style-name="Standard">
      <style:text-properties officeooo:paragraph-rsid="0033db1b"/>
    </style:style>
    <style:style style:name="P19" style:family="paragraph" style:parent-style-name="Standard">
      <style:text-properties officeooo:paragraph-rsid="003bbc55"/>
    </style:style>
    <style:style style:name="P20" style:family="paragraph" style:parent-style-name="Standard">
      <style:text-properties style:font-name="DejaVu Sans1" officeooo:paragraph-rsid="003d5085"/>
    </style:style>
    <style:style style:name="P21" style:family="paragraph" style:parent-style-name="Standard">
      <style:text-properties officeooo:paragraph-rsid="003d85e7"/>
    </style:style>
    <style:style style:name="P22" style:family="paragraph" style:parent-style-name="Standard">
      <style:paragraph-properties fo:text-align="justify" style:justify-single-word="false"/>
      <style:text-properties fo:font-weight="normal" officeooo:paragraph-rsid="003d5085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paragraph-rsid="003e5be9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paragraph-rsid="00a1c886" style:font-weight-asian="normal" style:font-weight-complex="normal"/>
    </style:style>
    <style:style style:name="P25" style:family="paragraph" style:parent-style-name="Standard">
      <style:text-properties fo:font-weight="normal" officeooo:paragraph-rsid="0044d98e" style:font-weight-asian="normal" style:font-weight-complex="normal"/>
    </style:style>
    <style:style style:name="P26" style:family="paragraph" style:parent-style-name="Standard">
      <style:text-properties officeooo:paragraph-rsid="003e5be9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3e5be9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a1c886" style:font-weight-asian="normal" style:font-weight-complex="normal"/>
    </style:style>
    <style:style style:name="P29" style:family="paragraph" style:parent-style-name="Standard">
      <style:text-properties officeooo:paragraph-rsid="003f387b"/>
    </style:style>
    <style:style style:name="P30" style:family="paragraph" style:parent-style-name="Standard">
      <style:text-properties officeooo:paragraph-rsid="00410890"/>
    </style:style>
    <style:style style:name="P31" style:family="paragraph" style:parent-style-name="Standard">
      <style:paragraph-properties fo:text-align="center" style:justify-single-word="false"/>
      <style:text-properties fo:color="#008000" fo:font-size="10pt" style:font-size-asian="10pt" style:font-size-complex="10pt"/>
    </style:style>
    <style:style style:name="P32" style:family="paragraph" style:parent-style-name="Standard">
      <style:text-properties fo:color="#999999" fo:font-size="8pt" officeooo:paragraph-rsid="006a0a77" style:font-size-asian="8pt" style:font-size-complex="8pt"/>
    </style:style>
    <style:style style:name="P33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paragraph-rsid="00875812" style:font-size-asian="6pt" style:font-weight-asian="normal" style:font-size-complex="6pt" style:font-weight-complex="normal"/>
    </style:style>
    <style:style style:name="P34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35" style:family="paragraph" style:parent-style-name="Standard">
      <style:text-properties officeooo:paragraph-rsid="00a1c886"/>
    </style:style>
    <style:style style:name="P36" style:family="paragraph" style:parent-style-name="Table_20_Contents">
      <style:paragraph-properties fo:text-align="center" style:justify-single-word="false"/>
      <style:text-properties style:font-name="Arial"/>
    </style:style>
    <style:style style:name="P37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38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39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40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41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DejaVu Sans1" fo:font-size="12pt" fo:font-style="italic" officeooo:paragraph-rsid="006aae8d" style:font-size-asian="12pt" style:font-style-asian="italic" style:font-size-complex="12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44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officeooo:paragraph-rsid="004b5e12" fo:background-color="transparent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47" style:family="paragraph" style:parent-style-name="Standard">
      <style:paragraph-properties fo:break-before="column"/>
    </style:style>
    <style:style style:name="P48" style:family="paragraph" style:parent-style-name="Standard">
      <style:paragraph-properties fo:break-before="column"/>
      <style:text-properties officeooo:paragraph-rsid="003e5be9"/>
    </style:style>
    <style:style style:name="P49" style:family="paragraph" style:parent-style-name="Standard">
      <style:paragraph-properties fo:margin-left="0cm" fo:margin-right="0cm" fo:text-indent="0.102cm" style:auto-text-indent="false"/>
      <style:text-properties officeooo:paragraph-rsid="00885885"/>
    </style:style>
    <style:style style:name="P50" style:family="paragraph" style:parent-style-name="Standard">
      <style:paragraph-properties fo:margin-left="0.199cm" fo:margin-right="0.101cm" fo:text-align="justify" style:justify-single-word="false" fo:text-indent="0cm" style:auto-text-indent="false"/>
      <style:text-properties officeooo:paragraph-rsid="006aae8d"/>
    </style:style>
    <style:style style:name="P51" style:family="paragraph" style:parent-style-name="Standard">
      <style:paragraph-properties fo:margin-left="0.199cm" fo:margin-right="0.101cm" fo:margin-top="0.199cm" fo:margin-bottom="0cm" style:contextual-spacing="false" fo:text-align="justify" style:justify-single-word="false" fo:text-indent="0cm" style:auto-text-indent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52" style:family="paragraph" style:parent-style-name="Standard">
      <style:paragraph-properties fo:break-before="page"/>
      <style:text-properties fo:font-weight="bold" officeooo:paragraph-rsid="003f387b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b21a" style:font-weight-asian="bold" style:font-weight-complex="bold"/>
    </style:style>
    <style:style style:name="T3" style:family="text">
      <style:text-properties fo:font-weight="bold" officeooo:rsid="008b4364" style:font-weight-asian="bold" style:font-weight-complex="bold"/>
    </style:style>
    <style:style style:name="T4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5" style:family="text">
      <style:text-properties style:font-name="DejaVu Sans1"/>
    </style:style>
    <style:style style:name="T6" style:family="text">
      <style:text-properties style:font-name="DejaVu Sans1" fo:font-size="8pt" style:font-size-asian="8pt" style:font-size-complex="8pt"/>
    </style:style>
    <style:style style:name="T7" style:family="text">
      <style:text-properties officeooo:rsid="001fe7de"/>
    </style:style>
    <style:style style:name="T8" style:family="text">
      <style:text-properties officeooo:rsid="0023b21a"/>
    </style:style>
    <style:style style:name="T9" style:family="text">
      <style:text-properties officeooo:rsid="00271283"/>
    </style:style>
    <style:style style:name="T10" style:family="text">
      <style:text-properties fo:color="#ffffff" fo:font-size="6pt" fo:font-weight="bold" officeooo:rsid="0031357d" fo:background-color="#4b1f6f" loext:char-shading-value="0" style:font-size-asian="6pt" style:font-weight-asian="bold" style:font-size-complex="6pt" style:font-weight-complex="bold"/>
    </style:style>
    <style:style style:name="T11" style:family="text">
      <style:text-properties fo:color="#ffffff" fo:font-size="6pt" officeooo:rsid="00343572" fo:background-color="#4b1f6f" loext:char-shading-value="0" style:font-size-asian="6pt" style:font-size-complex="6pt"/>
    </style:style>
    <style:style style:name="T12" style:family="text">
      <style:text-properties fo:color="#ffffff" fo:font-style="normal" style:font-style-asian="normal" style:font-style-complex="normal"/>
    </style:style>
    <style:style style:name="T13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4b1f6f" fo:font-size="6pt" fo:font-weight="normal" officeooo:rsid="0031357d" fo:background-color="#4b1f6f" loext:char-shading-value="0" style:font-size-asian="6pt" style:font-weight-asian="normal" style:font-size-complex="6pt" style:font-weight-complex="normal"/>
    </style:style>
    <style:style style:name="T15" style:family="text">
      <style:text-properties fo:color="#4b1f6f" fo:font-size="6pt" officeooo:rsid="00343572" fo:background-color="#4b1f6f" loext:char-shading-value="0" style:font-size-asian="6pt" style:font-size-complex="6pt"/>
    </style:style>
    <style:style style:name="T16" style:family="text">
      <style:text-properties officeooo:rsid="00343572"/>
    </style:style>
    <style:style style:name="T17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18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officeooo:rsid="006a0a77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/>
      </style:graphic-properties>
    </style:style>
    <style:style style:name="fr3" style:family="graphic" style:parent-style-name="Frame">
      <style:graphic-properties fo:margin-top="0.203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71792976" text:id="ct71792976">
          <text:insertion>
            <office:change-info>
              <dc:creator>Auteur inconnu</dc:creator>
              <dc:date>2014-12-16T14:19:00</dc:date>
            </office:change-info>
          </text:insertion>
        </text:changed-region>
        <text:changed-region xml:id="ct71801744" text:id="ct71801744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71807424" text:id="ct71807424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71790192" text:id="ct71790192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71796352" text:id="ct71796352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71858992" text:id="ct71858992">
          <text:insertion>
            <office:change-info>
              <dc:creator>Auteur inconnu</dc:creator>
              <dc:date>2014-12-16T14:07:00</dc:date>
            </office:change-info>
          </text:insertion>
        </text:changed-region>
        <text:changed-region xml:id="ct71836352" text:id="ct71836352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71840832" text:id="ct7184083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71932640" text:id="ct7193264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71949296" text:id="ct71949296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71970624" text:id="ct71970624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71840160" text:id="ct71840160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71929056" text:id="ct71929056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72025632" text:id="ct72025632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71990336" text:id="ct71990336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72107040" text:id="ct72107040">
          <text:insertion>
            <office:change-info>
              <dc:creator>mle </dc:creator>
              <dc:date>2014-12-02T23:14:00</dc:date>
            </office:change-info>
          </text:insertion>
        </text:changed-region>
        <text:changed-region xml:id="ct71988688" text:id="ct71988688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72053088" text:id="ct72053088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71990896" text:id="ct71990896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71987008" text:id="ct71987008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72082512" text:id="ct7208251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72019536" text:id="ct7201953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72139776" text:id="ct72139776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72140016" text:id="ct72140016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71272688" text:id="ct71272688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70855168" text:id="ct70855168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70826864" text:id="ct70826864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70836784" text:id="ct70836784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70825904" text:id="ct70825904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cm" svg:y="19.343cm" svg:width="14.139cm" draw:z-index="0">
        <draw:text-box fo:min-height="0.982cm">
          <text:p text:style-name="Standard"/>
          <table:table table:name="Tableau9" table:style-name="Tableau9">
            <table:table-column table:style-name="Tableau9.A"/>
            <table:table-row>
              <table:table-cell table:style-name="Tableau9.A1" office:value-type="string">
                <text:p text:style-name="P8"><text:change-start text:change-id="ct71792976"/><text:span text:style-name="T21">_('Powered by </text:span><text:a xlink:type="simple" xlink:href="http://geotrek.fr/"><text:span text:style-name="T21">http://geotrek.fr</text:span></text:a><text:span text:style-name="T21">')</text:span><text:change-end text:change-id="ct71792976"/></text:p>
              </table:table-cell>
            </table:table-row>
          </table:table>
          <text:p text:style-name="P32"/>
        </draw:text-box>
      </draw:frame>
      <draw:frame draw:style-name="fr2" draw:name="Cadre2" text:anchor-type="page" text:anchor-page-number="1" svg:x="15.113cm" svg:y="17.526cm" svg:width="13.305cm" style:rel-width="49%" draw:z-index="1">
        <draw:text-box fo:min-height="2.949cm">
          <text:p text:style-name="Text_20_body"/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31"><text:span text:style-name="T6"><office:annotation><dc:creator>mle </dc:creator><dc:date>2013-06-11T16:33:52</dc:date><text:p text:style-name="P53"><text:span text:style-name="T22">do table if object.is_park_centered</text:span></text:p></office:annotation></text:span><text:change-start text:change-id="ct71801744"/><text:span text:style-name="T6">_('This hike is at the heart of the national park &gt; The national park is an unrestricted natural area but subjected to regulations which must be known by all visitors.'</text:span><text:span text:style-name="T5">)</text:span><text:change-end text:change-id="ct71801744"/><text:span text:style-name="T5"><draw:frame draw:style-name="fr4" draw:name="images1" text:anchor-type="as-char" svg:width="12.402cm" svg:height="1.111cm" draw:z-index="3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draw:frame draw:style-name="fr5" draw:name="Image1" text:anchor-type="as-char" svg:y="-0.284cm" svg:width="0.501cm" svg:height="0.353cm" draw:z-index="5"><draw:image xlink:href="Pictures/10000201000004B0000004B094FAB988.png" xlink:type="simple" xlink:show="embed" xlink:actuate="onLoad"/></draw:frame> <office:annotation><dc:creator>mle </dc:creator><dc:date>2014-05-27T14:44:01</dc:date><text:p text:style-name="P53"><text:span text:style-name="T23">do row if object.access</text:span></text:p></office:annotation><text:change-start text:change-id="ct71807424"/>_('Access')<text:change-end text:change-id="ct71807424"/></text:p>
            <text:p text:style-name="P13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P21"><text:span text:style-name="T1"><draw:frame draw:style-name="fr6" draw:name="Image4" text:anchor-type="as-char" svg:y="-0.392cm" svg:width="0.517cm" svg:height="0.517cm" draw:z-index="6"><draw:image xlink:href="Pictures/100002010000038100000381C9078B2D.png" xlink:type="simple" xlink:show="embed" xlink:actuate="onLoad"/></draw:frame></text:span><text:span text:style-name="T1"><office:annotation><dc:creator>mle </dc:creator><dc:date>2014-05-27T14:44:22</dc:date><text:p text:style-name="P53"><text:span text:style-name="T23">do row if object.advised_parking</text:span></text:p></office:annotation></text:span><text:span text:style-name="T1"> </text:span><text:change-start text:change-id="ct71790192"/><text:span text:style-name="T1">_('Advised parking')</text:span><text:change-end text:change-id="ct71790192"/></text:p>
            <text:p text:style-name="P22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P21"><office:annotation><dc:creator>mle </dc:creator><dc:date>2014-05-27T14:39:39</dc:date><text:p text:style-name="P53"><text:span text:style-name="T23">do row if object.public_transport</text:span></text:p></office:annotation><draw:frame draw:style-name="fr6" draw:name="Image2" text:anchor-type="as-char" svg:y="-0.372cm" svg:width="0.513cm" svg:height="0.513cm" draw:z-index="4"><draw:image xlink:href="Pictures/10000201000004B0000004B05A9040B7.png" xlink:type="simple" xlink:show="embed" xlink:actuate="onLoad"/></draw:frame> <text:change-start text:change-id="ct71796352"/><text:span text:style-name="T1">_('Transport')</text:span><text:change-end text:change-id="ct71796352"/></text:p>
            <text:p text:style-name="P20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P49"><text:span text:style-name="T8"><text:line-break/></text:span><text:span text:style-name="T8"><office:annotation><dc:creator>Auteur inconnu</dc:creator><dc:date>2014-12-16T14:07:35</dc:date><text:list text:style-name=""><text:list-item><text:p text:style-name="P53"><text:span text:style-name="T24">do text if object.information_desks.all().count() &gt; 0</text:span></text:p></text:list-item></text:list></office:annotation></text:span><text:span text:style-name="T8"><draw:frame draw:style-name="fr6" draw:name="Image3" text:anchor-type="as-char" svg:y="-0.415cm" svg:width="0.499cm" svg:height="0.499cm" draw:z-index="7"><draw:image xlink:href="Pictures/10000201000001120000011259220FA0.png" xlink:type="simple" xlink:show="embed" xlink:actuate="onLoad"/></draw:frame></text:span><text:span text:style-name="T8"> </text:span><text:change-start text:change-id="ct71858992"/><text:span text:style-name="T2">_</text:span><text:span text:style-name="T3">('Information desks')</text:span><text:change-end text:change-id="ct71858992"/></text:p>
      <text:p text:style-name="P49"><text:change-start text:change-id="ct71836352"/><text:span text:style-name="T8">_('To check the practicability of the hiking paths and to know more about the National park, please visit us or call us at')</text:span><text:change-end text:change-id="ct71836352"/> <office:annotation><dc:creator>mle </dc:creator><dc:date>2014-06-18T11:04:34</dc:date><text:p text:style-name="P53"><text:span text:style-name="T23">do text if object.information_desks.all().count() &gt; 0</text:span></text:p></office:annotation>:<text:line-break/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"><office:annotation><dc:creator>mle </dc:creator><dc:date>2014-06-18T10:52:26</dc:date><text:p text:style-name="P53"><text:span text:style-name="T23">do table for desk in information_desks</text:span></text:p></office:annotation><text:span text:style-name="T7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"/>
          </table:table-cell>
        </table:table-row>
        <table:table-row>
          <table:table-cell table:style-name="Tableau13.A1" office:value-type="string">
            <text:p text:style-name="P40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39">pho<office:annotation><dc:creator>mle </dc:creator><dc:date>2014-06-18T11:21:23</dc:date><text:p text:style-name="P53"><text:span text:style-name="T23">do text</text:span></text:p><text:p text:style-name="P53"><text:span text:style-name="T23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38"><text:span text:style-name="T9">T</text:span><text:span text:style-name="T9"><office:annotation><dc:creator>mle </dc:creator><dc:date>2014-06-18T11:15:38</dc:date><text:p text:style-name="P53"><text:span text:style-name="T23">do row if desk.phone</text:span></text:p></office:annotation></text:span><text:span text:style-name="T9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38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53"><text:span text:style-name="T23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37"><office:annotation><dc:creator>mle </dc:creator><dc:date>2014-06-18T11:15:56</dc:date><text:p text:style-name="P53"><text:span text:style-name="T23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37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41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53"><text:span text:style-name="T23">do row if desk.geom</text:span></text:p></office:annotation></text:p>
          </table:table-cell>
          <table:table-cell table:style-name="Tableau13.A6" office:value-type="string">
            <text:p text:style-name="P41"/>
          </table:table-cell>
        </table:table-row>
      </table:table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><text:line-break/><office:annotation><dc:creator>Auteur inconnu</dc:creator><dc:date>2014-12-16T14:16:58</dc:date><text:list text:continue-numbering="true" text:style-name=""><text:list-item><text:p text:style-name="P53"><text:span text:style-name="T24">do text if object.related.count() &gt; 0</text:span></text:p></text:list-item></text:list></office:annotation><text:conditional-text text:condition="ooow:true" text:string-value-if-true="_('Related treks')" text:string-value-if-false="">_('Related treks')</text:conditional-text></text:p>
            <text:p text:style-name="P19"><text:conditional-text text:condition="ooow:true" text:string-value-if-true="other.name" text:string-value-if-false="">other.name</text:conditional-text><office:annotation><dc:creator>mle </dc:creator><dc:date>2013-06-07T16:02:29</dc:date><text:p text:style-name="P53"><text:span text:style-name="T23">do text for other in object.related.all()</text:span></text:p></office:annotation></text:p>
          </table:table-cell>
        </table:table-row>
      </table:table>
      <text:p text:style-name="P1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3">lo<office:annotation><dc:creator>mle </dc:creator><dc:date>2013-06-11T17:50:52</dc:date><text:p><text:span text:style-name="T22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44"><text:line-break/><text:conditional-text text:condition="ooow:true" text:string-value-if-true="object.name" text:string-value-if-false="">object.name</text:conditional-text></text:p>
            <text:p text:style-name="P46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  <text:p text:style-name="P46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3" office:value-type="string">
            <text:p text:style-name="P7"><text:line-break/><text:change-start text:change-id="ct71840832"/><text:span text:style-name="T13">_('Duration')</text:span><text:change-end text:change-id="ct71840832"/></text:p>
            <text:p text:style-name="P7"><text:conditional-text text:condition="ooow:true" text:string-value-if-true="object.duration_pretty" text:string-value-if-false="">object.duration_pretty</text:conditional-text></text:p>
            <text:p text:style-name="P7"><text:line-break/><text:change-start text:change-id="ct71932640"/><text:span text:style-name="T13">_('Length')</text:span><text:change-end text:change-id="ct71932640"/></text:p>
            <text:p text:style-name="P7"><text:conditional-text text:condition="ooow:true" text:string-value-if-true="object.length_kilometer" text:string-value-if-false="">object.length_kilometer</text:conditional-text> km</text:p>
            <text:p text:style-name="P7"><text:line-break/><text:change-start text:change-id="ct71949296"/><text:span text:style-name="T13">_('Trek ascent')</text:span><text:change-end text:change-id="ct71949296"/></text:p>
            <text:p text:style-name="P7"><text:conditional-text text:condition="ooow:true" text:string-value-if-true="object.ascent" text:string-value-if-false="">object.ascent</text:conditional-text> m</text:p>
            <text:p text:style-name="P7"><text:span text:style-name="T12"><text:line-break/></text:span><text:change-start text:change-id="ct71970624"/><text:span text:style-name="T13">_('Difficulty')</text:span><text:change-end text:change-id="ct71970624"/><text:span text:style-name="T1"><office:annotation><dc:creator>mle </dc:creator><dc:date>2014-08-13T15:10:05</dc:date><text:p text:style-name="P53"><text:span text:style-name="T23">do text if object.difficulty</text:span></text:p></office:annotation></text:span></text:p>
            <text:p text:style-name="P7"><text:conditional-text text:condition="ooow:true" text:string-value-if-true="object.difficulty" text:string-value-if-false="">object.difficulty</text:conditional-text></text:p>
            <text:p text:style-name="P9"><text:line-break/><office:annotation><dc:creator>Auteur inconnu</dc:creator><dc:date>2015-04-07T16:20:26</dc:date><text:list text:continue-numbering="true" text:style-name=""><text:list-item><text:p text:style-name="P53"><text:span text:style-name="T24">do text if object.route</text:span></text:p></text:list-item></text:list></office:annotation><text:change-start text:change-id="ct71840160"/><text:span text:style-name="T13">_('Type')</text:span><text:change-end text:change-id="ct71840160"/></text:p>
            <text:p text:style-name="P9"><text:conditional-text text:condition="ooow:true" text:string-value-if-true="object.route" text:string-value-if-false="">object.route</text:conditional-text></text:p>
            <text:p text:style-name="P10"><text:line-break/><office:annotation><dc:creator>Auteur inconnu</dc:creator><dc:date>2015-04-07T16:20:49</dc:date><text:list text:continue-numbering="true" text:style-name=""><text:list-item><text:p text:style-name="P53"><text:span text:style-name="T24">do text if object.practice</text:span></text:p></text:list-item></text:list></office:annotation><text:span text:style-name="T13"><text:conditional-text text:condition="ooow:true" text:string-value-if-true="_('Practice')" text:string-value-if-false="">_('Practice')</text:conditional-text></text:span></text:p>
            <text:p text:style-name="P10"><text:conditional-text text:condition="ooow:true" text:string-value-if-true="object.practice" text:string-value-if-false="">object.practice</text:conditional-text></text:p>
            <text:p text:style-name="P10"><text:line-break/><office:annotation><dc:creator>Auteur inconnu</dc:creator><dc:date>2015-04-03T11:18:27</dc:date><text:list text:continue-numbering="true" text:style-name=""><text:list-item><text:p text:style-name="P53"><text:span text:style-name="T24">do text if object.accessibilities.all()</text:span></text:p></text:list-item></text:list></office:annotation><text:span text:style-name="T13"><text:conditional-text text:condition="ooow:true" text:string-value-if-true="_('Accessibility')" text:string-value-if-false="">_('Accessibility')</text:conditional-text></text:span></text:p>
            <text:p text:style-name="P11"><text:conditional-text text:condition="ooow:true" text:string-value-if-true="accessibility.name" text:string-value-if-false="">accessibility.name</text:conditional-text><office:annotation><dc:creator>mle </dc:creator><dc:date>2013-06-06T17:26:17</dc:date><text:p text:style-name="P53"><text:span text:style-name="T23">do text for accessibility in object.accessibilities.all()</text:span></text:p></office:annotation></text:p>
            <text:p text:style-name="P7"><text:line-break/><text:change-start text:change-id="ct71929056"/><text:span text:style-name="T13">_('Themes')</text:span><text:change-end text:change-id="ct71929056"/><text:span text:style-name="T12"><office:annotation><dc:creator>mle </dc:creator><dc:date>2014-08-13T15:09:32</dc:date><text:p text:style-name="P53"><text:span text:style-name="T23">do text if object.themes.all().count() &gt; 0</text:span></text:p></office:annotation></text:span></text:p>
            <text:p text:style-name="P7"><text:conditional-text text:condition="ooow:true" text:string-value-if-true="theme.label" text:string-value-if-false="">theme.label</text:conditional-text><office:annotation><dc:creator>mle </dc:creator><dc:date>2013-06-06T17:26:52</dc:date><text:p text:style-name="P53"><text:span text:style-name="T23">do text for theme in object.themes.all()</text:span></text:p></office:annotation></text:p>
            <text:p text:style-name="P7"/>
          </table:table-cell>
          <table:table-cell table:style-name="Tableau14.B1" office:value-type="string">
            <text:p text:style-name="P34">im<office:annotation><dc:creator>mle </dc:creator><dc:date>2013-06-06T17:13:19</dc:date><text:p text:style-name="P53"><text:span text:style-name="T23">do text</text:span></text:p><text:p text:style-name="P53"><text:span text:style-name="T23">from document(at=MEDIA_ROOT+object.picture_print.name, anchor='as-char',size=headerimage_ratio) if object.picture_print else ''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33"><text:span text:style-name="T20"><office:annotation><dc:creator>Auteur inconnu</dc:creator><dc:date>2015-04-07T16:18:00</dc:date><text:list text:continue-numbering="true" text:style-name=""><text:list-item><text:p text:style-name="P53"><text:span text:style-name="T24">do text if </text:span><text:span text:style-name="T25">object.picture_print</text:span></text:p></text:list-item></text:list></office:annotation></text:span><text:change-start text:change-id="ct72025632"/><text:span text:style-name="T20">_('Attribution')</text:span><text:change-end text:change-id="ct72025632"/><text:span text:style-name="T20">:</text:span><text:change-start text:change-id="ct71990336"/><text:span text:style-name="T20"> object.pictures[0].legend</text:span><text:change-end text:change-id="ct71990336"/><text:span text:style-name="T20"> (</text:span><text:change-start text:change-id="ct72107040"/><text:span text:style-name="T20">object.pictures[0].author</text:span><text:change-end text:change-id="ct72107040"/><text:span text:style-name="T20">)</text:span></text:p>
          </table:table-cell>
        </table:table-row>
        <table:table-row>
          <table:covered-table-cell/>
          <table:table-cell table:style-name="Tableau14.B3" office:value-type="string">
            <text:p text:style-name="P51"><text:conditional-text text:condition="ooow:true" text:string-value-if-true="object.description_teaser" text:string-value-if-false="">object.description_teaser</text:conditional-text></text:p>
            <text:p text:style-name="P50"><text:line-break/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P4"/>
      <text:p text:style-name="P52"><text:change-start text:change-id="ct71988688"/>_('Trek')<text:change-end text:change-id="ct71988688"/></text:p>
      <text:p text:style-name="P14"><text:conditional-text text:condition="ooow:true" text:string-value-if-true="object.description" text:string-value-if-false="">object.description</text:conditional-text></text:p>
      <text:p text:style-name="P26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35"><text:span text:style-name="T1"><office:annotation><dc:creator>mle </dc:creator><dc:date>2014-05-27T15:49:10</dc:date><text:p text:style-name="P53"><text:span text:style-name="T23">do row if object.advice and object.disabled_infrastructure</text:span></text:p></office:annotation></text:span><text:span text:style-name="T17">⚠ </text:span><text:span text:style-name="T18"><text:conditional-text text:condition="ooow:true" text:string-value-if-true="_('Advice')" text:string-value-if-false="">_('Advice')</text:conditional-text></text:span></text:p>
            <text:p text:style-name="P24"><text:conditional-text text:condition="ooow:true" text:string-value-if-true="object.advice" text:string-value-if-false="">object.advice</text:conditional-text></text:p>
          </table:table-cell>
          <table:table-cell table:style-name="Tableau12.A1" office:value-type="string">
            <text:p text:style-name="P30"/>
          </table:table-cell>
          <table:table-cell table:style-name="Tableau12.A1" office:value-type="string">
            <text:p text:style-name="P35"><text:span text:style-name="T4">♿ </text:span><text:span text:style-name="T4"><text:conditional-text text:condition="ooow:true" text:string-value-if-true="_('Disabled infrastructure')" text:string-value-if-false="">_('Disabled infrastructure')</text:conditional-text></text:span></text:p>
            <text:p text:style-name="P28"><text:conditional-text text:condition="ooow:true" text:string-value-if-true="object.disabled_infrastructure" text:string-value-if-false="">object.disabled_infrastructure</text:conditional-text></text:p>
          </table:table-cell>
        </table:table-row>
        <table:table-row>
          <table:table-cell table:style-name="Tableau12.A1" table:number-columns-spanned="3" office:value-type="string">
            <text:p text:style-name="P30"><text:span text:style-name="T1"><office:annotation><dc:creator>mle </dc:creator><dc:date>2014-05-27T15:49:10</dc:date><text:p text:style-name="P53"><text:span text:style-name="T23">do row if object.advice and not object.disabled_infrastructure</text:span></text:p></office:annotation></text:span><text:span text:style-name="T17">⚠ </text:span><text:change-start text:change-id="ct72053088"/><text:span text:style-name="T18">_('Advice')</text:span><text:change-end text:change-id="ct72053088"/></text:p>
            <text:p text:style-name="P23"><text:conditional-text text:condition="ooow:true" text:string-value-if-true="object.advice" text:string-value-if-false="">object.advice</text:conditional-text></text:p>
          </table:table-cell>
          <table:covered-table-cell/>
          <table:covered-table-cell/>
        </table:table-row>
        <table:table-row>
          <table:table-cell table:style-name="Tableau12.A1" table:number-columns-spanned="3" office:value-type="string">
            <text:p text:style-name="P29"><text:span text:style-name="T4"><office:annotation><dc:creator>mle </dc:creator><dc:date>2014-05-27T15:48:29</dc:date><text:p text:style-name="P53"><text:span text:style-name="T23">do row if not object.advice and object.disabled_infrastructure</text:span></text:p></office:annotation></text:span><text:span text:style-name="T4">♿ </text:span><text:change-start text:change-id="ct71990896"/><text:span text:style-name="T4">_('Disabled infrastructures')</text:span><text:change-end text:change-id="ct71990896"/></text:p>
            <text:p text:style-name="P27"><text:conditional-text text:condition="ooow:true" text:string-value-if-true="object.disabled_infrastructure" text:string-value-if-false="">object.disabled_infrastructure</text:conditional-text></text:p>
          </table:table-cell>
          <table:covered-table-cell/>
          <table:covered-table-cell/>
        </table:table-row>
      </table:table>
      <text:p text:style-name="P26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4"><text:change-start text:change-id="ct71987008"/>_('Altimetric profile')<text:change-end text:change-id="ct71987008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4"/>
          </table:table-cell>
          <table:table-cell table:style-name="Tableau5.A1" table:number-columns-spanned="2" office:value-type="string">
            <text:p text:style-name="P25">cha<office:annotation><dc:creator>mle </dc:creator><dc:date>2013-08-14T16:39:50</dc:date><text:p text:style-name="P53"><text:span text:style-name="T23">do text</text:span></text:p><text:p text:style-name="P53"><text:span text:style-name="T23">from document(at=object.get_elevation_chart_path(LANGUAGE_CODE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72082512"/><text:span text:style-name="T1">_('Min elevation')</text:span><text:change-end text:change-id="ct72082512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72019536"/><text:span text:style-name="T1">_('Max elevation')</text:span><text:change-end text:change-id="ct72019536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48">i<office:annotation><dc:creator>mle </dc:creator><dc:date>2013-06-07T15:45:12</dc:date><text:p text:style-name="P53"><text:span text:style-name="T23">do text</text:span></text:p><text:p text:style-name="P53"><text:span text:style-name="T23">from document(at=object.get_map_image_path(),anchor='as-char',size=mapimage_ratio)</text:span></text:p></office:annotation>mage</text:p>
      <text:p text:style-name="P4"/>
      <text:p text:style-name="P4"><text:change-start text:change-id="ct72139776"/><office:annotation><dc:creator>mle </dc:creator><dc:date>2014-05-27T14:59:56</dc:date><text:p text:style-name="P53"><text:span text:style-name="T23">do text if len(pois) &gt; 0</text:span></text:p></office:annotation><text:change-end text:change-id="ct72139776"/><text:change-start text:change-id="ct72140016"/>_('On the way...')<text:change-end text:change-id="ct72140016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53"><text:span text:style-name="T23">do table for poi in pois</text:span></text:p></office:annotation> pi<office:annotation><dc:creator>mle </dc:creator><dc:date>2013-06-06T17:38:25</dc:date><text:p text:style-name="P53"><text:span text:style-name="T23">do text</text:span></text:p><text:p text:style-name="P53"><text:span text:style-name="T23">from document(at=MEDIA_ROOT+poi.type.pictogram.name,format='png',anchor='as-char',size=(0.5,0.5))</text:span></text:p></office:annotation>c</text:p>
            </table:table-cell>
            <table:table-cell table:style-name="Tableau4.A1" office:value-type="string">
              <text:p text:style-name="P18"><text:conditional-text text:condition="ooow:true" text:string-value-if-true="poi.name" text:string-value-if-false="">poi.name</text:conditional-text> <text:span text:style-name="T14">'</text:span><text:span text:style-name="T10"><text:conditional-text text:condition="ooow:True" text:string-value-if-true="enumeration[poi.pk]" text:string-value-if-false="">enumeration[poi.pk]</text:conditional-text></text:span><text:span text:style-name="T14">'</text:span></text:p>
            </table:table-cell>
          </table:table-row>
        </table:table>
        <text:p text:style-name="Standard"/>
      </text:section>
      <text:p text:style-name="Standard"/>
      <text:p text:style-name="P47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6">lo<office:annotation><dc:creator>mle </dc:creator><dc:date>2013-06-11T17:50:52</dc:date><text:p><text:span text:style-name="T22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45"><text:span text:style-name="T19"><text:line-break/></text:span><text:conditional-text text:condition="ooow:true" text:string-value-if-true="object.name" text:string-value-if-false="">object.name</text:conditional-text></text:p>
            <text:p text:style-name="P42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6"><office:annotation><dc:creator>mle </dc:creator><dc:date>2013-06-07T17:33:47</dc:date><text:p text:style-name="P53"><text:span text:style-name="T23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53"><text:span text:style-name="T23">do text</text:span></text:p><text:p text:style-name="P53"><text:span text:style-name="T23">from document(at=MEDIA_ROOT+poi.type.pictogram.name,format='png',anchor='as-char', size=(0.5, 0.5))</text:span></text:p></office:annotation>ic</text:p>
                </table:table-cell>
                <table:table-cell table:style-name="Tableau10.B1" office:value-type="string">
                  <text:p text:style-name="P5"><text:change-start text:change-id="ct71272688"/><text:span text:style-name="T16">poi.name</text:span><text:change-end text:change-id="ct71272688"/><text:span text:style-name="T16"> </text:span><text:span text:style-name="T15">'</text:span><text:change-start text:change-id="ct70855168"/><text:span text:style-name="T11">enumeration[poi.pk]</text:span><text:change-end text:change-id="ct70855168"/><text:span text:style-name="T15">'</text:span></text:p>
                </table:table-cell>
              </table:table-row>
            </table:table>
            <text:p text:style-name="P15"><draw:frame draw:style-name="fr3" draw:name="Cadre3" text:anchor-type="char" svg:x="0cm" svg:y="0cm" draw:z-index="2"><draw:text-box fo:min-height="0.051cm" fo:min-width="0.051cm"><text:p text:style-name="P17">a<office:annotation><dc:creator>mle </dc:creator><dc:date>2013-06-07T17:30:55</dc:date><text:p text:style-name="P53"><text:span text:style-name="T23">do text if poi.thumbnail</text:span></text:p><text:p text:style-name="P53"><text:span text:style-name="T23">from document(at=MEDIA_ROOT+poi.thumbnail.name, anchor='as-char')</text:span></text:p></office:annotation>g</text:p></draw:text-box></draw:frame></text:p>
            <text:p text:style-name="P12"><text:conditional-text text:condition="ooow:True" text:string-value-if-true="poi.description" text:string-value-if-false="">poi.description</text:conditional-text></text:p>
            <text:p text:style-name="P3"><text:change-start text:change-id="ct70826864"/><office:annotation><dc:creator>mle </dc:creator><dc:date>2013-10-17T12:01:46</dc:date><text:p text:style-name="P53"><text:span text:style-name="T23">do text if poi.thumbnail</text:span></text:p></office:annotation><text:change-end text:change-id="ct70826864"/>(<text:change-start text:change-id="ct70836784"/>_('Attribution')<text:change-end text:change-id="ct70836784"/> : <text:change-start text:change-id="ct70825904"/>poi.pictures[0].author<text:change-end text:change-id="ct70825904"/>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693cm" fo:page-height="21.006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71310432" text:id="ct71310432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71315424" text:id="ct71315424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71310432"/>_('Page')<text:change-end text:change-id="ct71310432"/> <text:page-number text:select-page="current">3</text:page-number>/<text:page-count>3</text:page-count> - <text:change-start text:change-id="ct71315424"/>_('Edition of')<text:change-end text:change-id="ct71315424"/> <text:date style:data-style-name="N76" text:date-value="2015-04-24T10:46:04.943786663">24 avril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4-24T10:46:04.889813478</dc:date>
    <meta:editing-duration>P1DT13H20M55S</meta:editing-duration>
    <meta:editing-cycles>270</meta:editing-cycles>
    <meta:generator>LibreOffice/4.2.7.2$Linux_X86_64 LibreOffice_project/420m0$Build-2</meta:generator>
    <meta:document-statistic meta:table-count="13" meta:image-count="5" meta:object-count="0" meta:page-count="3" meta:paragraph-count="72" meta:word-count="175" meta:character-count="1670" meta:non-whitespace-character-count="1543"/>
  </office:meta>
</office:document-meta>
</file>